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09cm" style:page-number="auto" table:align="center"/>
    </style:style>
    <style:style style:name="Tabla1.A" style:family="table-column">
      <style:table-column-properties style:column-width="3.306cm"/>
    </style:style>
    <style:style style:name="Tabla1.B" style:family="table-column">
      <style:table-column-properties style:column-width="5.001cm"/>
    </style:style>
    <style:style style:name="Tabla1.C" style:family="table-column">
      <style:table-column-properties style:column-width="4.893cm"/>
    </style:style>
    <style:style style:name="Tabla1.D" style:family="table-column">
      <style:table-column-properties style:column-width="3.81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edf6d"/>
    </style:style>
    <style:style style:name="P2" style:family="paragraph" style:parent-style-name="Text_20_body">
      <style:text-properties officeooo:paragraph-rsid="001edf6d"/>
    </style:style>
    <style:style style:name="P3" style:family="paragraph" style:parent-style-name="Text_20_body">
      <style:text-properties officeooo:paragraph-rsid="00236e2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style:vertical-align="middle" style:writing-mode="page"/>
      <style:text-properties officeooo:paragraph-rsid="002744ae"/>
    </style:style>
    <style:style style:name="P6" style:family="paragraph" style:parent-style-name="Standard" style:list-style-name="L4">
      <style:paragraph-properties style:vertical-align="middle" style:writing-mode="page"/>
      <style:text-properties officeooo:paragraph-rsid="002744ae"/>
    </style:style>
    <style:style style:name="P7" style:family="paragraph" style:parent-style-name="Standard">
      <style:paragraph-properties fo:text-align="justify" style:justify-single-word="false" style:writing-mode="page"/>
    </style:style>
    <style:style style:name="P8" style:family="paragraph" style:parent-style-name="Standard">
      <style:paragraph-properties fo:text-align="justify" style:justify-single-word="false" style:writing-mode="page"/>
      <style:text-properties officeooo:paragraph-rsid="001edf6d"/>
    </style:style>
    <style:style style:name="P9" style:family="paragraph" style:parent-style-name="Standard" style:list-style-name="L1">
      <style:paragraph-properties fo:text-align="justify" style:justify-single-word="false" style:writing-mode="page"/>
    </style:style>
    <style:style style:name="P10" style:family="paragraph" style:parent-style-name="Standard">
      <style:paragraph-properties fo:text-align="justify" style:justify-single-word="false" style:writing-mode="page"/>
      <style:text-properties style:text-underline-style="none" officeooo:paragraph-rsid="001edf6d"/>
    </style:style>
    <style:style style:name="P11" style:family="paragraph" style:parent-style-name="Text_20_body">
      <style:paragraph-properties fo:text-align="justify" style:justify-single-word="false" style:writing-mode="page"/>
      <style:text-properties officeooo:rsid="00263ce9" officeooo:paragraph-rsid="00263ce9"/>
    </style:style>
    <style:style style:name="P12" style:family="paragraph" style:parent-style-name="Heading_20_1">
      <style:text-properties officeooo:paragraph-rsid="00236e2e"/>
    </style:style>
    <style:style style:name="P13" style:family="paragraph" style:parent-style-name="Heading_20_1">
      <style:paragraph-properties fo:text-align="justify" style:justify-single-word="false" style:writing-mode="pag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2">
      <style:paragraph-properties fo:text-align="justify" style:justify-single-word="false" style:writing-mode="page"/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Heading_20_3">
      <style:paragraph-properties fo:text-align="justify" style:justify-single-word="false" fo:break-before="page" style:writing-mode="page"/>
    </style:style>
    <style:style style:name="P18" style:family="paragraph" style:parent-style-name="Heading_20_3" style:list-style-name="">
      <style:paragraph-properties fo:text-align="justify" style:justify-single-word="false" style:writing-mode="page"/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Heading_20_4">
      <style:paragraph-properties fo:text-align="justify" style:justify-single-word="false" style:writing-mode="page"/>
    </style:style>
    <style:style style:name="P21" style:family="paragraph" style:parent-style-name="Heading_20_5">
      <style:text-properties officeooo:paragraph-rsid="002744ae"/>
    </style:style>
    <style:style style:name="P22" style:family="paragraph" style:parent-style-name="Table_20_Contents">
      <style:text-properties fo:font-weight="bold" officeooo:rsid="002744ae" officeooo:paragraph-rsid="002744ae" style:font-weight-asian="bold" style:font-weight-complex="bold"/>
    </style:style>
    <style:style style:name="P23" style:family="paragraph" style:parent-style-name="Table_20_Contents">
      <style:paragraph-properties style:vertical-align="middle" style:writing-mode="page"/>
      <style:text-properties officeooo:rsid="002744ae" officeooo:paragraph-rsid="002744ae"/>
    </style:style>
    <style:style style:name="T1" style:family="text">
      <style:text-properties officeooo:rsid="001edf6d"/>
    </style:style>
    <style:style style:name="T2" style:family="text">
      <style:text-properties officeooo:rsid="0020272d"/>
    </style:style>
    <style:style style:name="T3" style:family="text">
      <style:text-properties officeooo:rsid="0022230d"/>
    </style:style>
    <style:style style:name="T4" style:family="text">
      <style:text-properties officeooo:rsid="0024ab92"/>
    </style:style>
    <style:style style:name="T5" style:family="text">
      <style:text-properties officeooo:rsid="002744ae"/>
    </style:style>
    <style:style style:name="T6" style:family="text">
      <style:text-properties officeooo:rsid="0029240b"/>
    </style:style>
    <style:style style:name="T7" style:family="text">
      <style:text-properties officeooo:rsid="002a7b57"/>
    </style:style>
    <style:style style:name="T8" style:family="text">
      <style:text-properties officeooo:rsid="002b0e9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idPoints</text:p>
      <text:p text:style-name="Subtitle">A <text:span text:style-name="T1">R</text:span>eward <text:span text:style-name="T1">S</text:span>ystem <text:span text:style-name="T1">F</text:span>or <text:span text:style-name="T1">K</text:span>ids</text:p>
      <text:p text:style-name="P1"><text:bookmark-start text:name="__RefHeading___Toc111_1919570303"/><text:bookmark-end text:name="__RefHeading___Toc111_1919570303"/></text:p>
      <text:table-of-content text:style-name="Sect1" text:protected="true" text:name="Sumario1">
        <text:table-of-content-source text:outline-level="3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mary</text:p>
          </text:index-title>
          <text:p text:style-name="P14"><text:a xlink:type="simple" xlink:href="#__RefHeading___Toc113_1919570303" text:style-name="Index_20_Link" text:visited-style-name="Index_20_Link">Introduction<text:tab/>1</text:a></text:p>
          <text:p text:style-name="P14"><text:a xlink:type="simple" xlink:href="#__RefHeading___Toc115_1919570303" text:style-name="Index_20_Link" text:visited-style-name="Index_20_Link">Functional Requirements<text:tab/>1</text:a></text:p>
          <text:p text:style-name="P16"><text:a xlink:type="simple" xlink:href="#__RefHeading___Toc221_1919570303" text:style-name="Index_20_Link" text:visited-style-name="Index_20_Link">How to access<text:tab/>1</text:a></text:p>
          <text:p text:style-name="P19"><text:a xlink:type="simple" xlink:href="#__RefHeading___Toc223_1919570303" text:style-name="Index_20_Link" text:visited-style-name="Index_20_Link">Login Page (login)<text:tab/>2</text:a></text:p>
          <text:p text:style-name="P14"><text:a xlink:type="simple" xlink:href="#__RefHeading___Toc438_1919570303" text:style-name="Index_20_Link" text:visited-style-name="Index_20_Link">Entities<text:tab/>4</text:a></text:p>
        </text:index-body>
      </text:table-of-content>
      <text:p text:style-name="P2"/>
      <text:h text:style-name="P13" text:outline-level="1"><text:bookmark-start text:name="__RefHeading___Toc113_1919570303"/>Introduction<text:bookmark-end text:name="__RefHeading___Toc113_1919570303"/></text:h>
      <text:p text:style-name="P11">KidPoints is a reward system for kids. Its purpose is to motivate children’s good behaviour through earning points, which will be exchanged for prizes.</text:p>
      <text:p text:style-name="P11">The user will manage their kids daily points, set a new reward, establish a new challenge, and <text:span text:style-name="T5">using </text:span>a full pack <text:span text:style-name="T5">of other features.</text:span></text:p>
      <text:h text:style-name="P13" text:outline-level="1"><text:bookmark-start text:name="__RefHeading___Toc115_1919570303"/>Functional Requirements<text:bookmark-end text:name="__RefHeading___Toc115_1919570303"/></text:h>
      <text:p text:style-name="P7"/>
      <text:h text:style-name="P15" text:outline-level="2"><text:bookmark-start text:name="__RefHeading___Toc221_1919570303"/>How to access<text:bookmark-end text:name="__RefHeading___Toc221_1919570303"/></text:h>
      <text:p text:style-name="P7"/>
      <text:p text:style-name="P8">This is a secured web application. Every user has to <text:span text:style-name="T1">sign up and </text:span>login in order to get full access to <text:span text:style-name="T1">all the</text:span> features.</text:p>
      <text:p text:style-name="P8">The<text:span text:style-name="T1">se</text:span> first three pages (welcome, sign up and forget your password) are the only ones visible without authentication, <text:span text:style-name="T1">and the entry point to the application.</text:span></text:p>
      <text:p text:style-name="P7"/>
      <text:h text:style-name="P18" text:outline-level="3"/>
      <text:h text:style-name="P17" text:outline-level="3"><text:bookmark-start text:name="__RefHeading___Toc223_1919570303"/><text:span text:style-name="T7">Login</text:span> Page <text:span text:style-name="T7">(login)</text:span><text:bookmark-end text:name="__RefHeading___Toc223_1919570303"/></text:h>
      <text:p text:style-name="P10"/>
      <text:p text:style-name="P7">From this screen, a new user sign<text:span text:style-name="T5">s</text:span> up in the application, and a<text:span text:style-name="T1">n</text:span> existing user log<text:span text:style-name="T5">s</text:span> <text:span text:style-name="T5">in</text:span>.</text:p>
      <text:p text:style-name="P7"/>
      <text:h text:style-name="P20" text:outline-level="4"><text:bookmark-start text:name="__RefHeading___Toc226_1919570303"/>F<text:span text:style-name="T2">orm</text:span>:<text:bookmark-end text:name="__RefHeading___Toc226_1919570303"/></text:h>
      <text:list xml:id="list1711160405" text:style-name="L1">
        <text:list-item>
          <text:p text:style-name="P9">E-mail (text field – <text:span text:style-name="T3">mandatory mark – validation required</text:span>) </text:p>
        </text:list-item>
        <text:list-item>
          <text:p text:style-name="P9">Password (password field – <text:span text:style-name="T3">mandatory mark – validation required</text:span>) </text:p>
        </text:list-item>
        <text:list-item>
          <text:p text:style-name="P9"><text:span text:style-name="T6">LOG</text:span>IN (button)</text:p>
        </text:list-item>
        <text:list-item>
          <text:p text:style-name="P9">SIGN UP (button):</text:p>
        </text:list-item>
        <text:list-item>
          <text:p text:style-name="P9">FORGET YOUR PASSWORD (link)</text:p>
        </text:list-item>
      </text:list>
      <text:p text:style-name="P7"/>
      <text:h text:style-name="Heading_20_4" text:outline-level="4"><text:bookmark-start text:name="__RefHeading___Toc228_1919570303"/>A<text:span text:style-name="T2">ctions:</text:span><text:bookmark-end text:name="__RefHeading___Toc228_1919570303"/></text:h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2">Action</text:p>
          </table:table-cell>
          <table:table-cell table:style-name="Tabla1.A1" office:value-type="string">
            <text:p text:style-name="P22">Description</text:p>
          </table:table-cell>
          <table:table-cell table:style-name="Tabla1.A1" office:value-type="string">
            <text:p text:style-name="P22">Validations</text:p>
          </table:table-cell>
          <table:table-cell table:style-name="Tabla1.D1" office:value-type="string">
            <text:p text:style-name="P22">Redirects</text:p>
          </table:table-cell>
        </table:table-row>
        <table:table-row>
          <table:table-cell table:style-name="Tabla1.A2" office:value-type="string">
            <text:p text:style-name="P23">Login</text:p>
          </table:table-cell>
          <table:table-cell table:style-name="Tabla1.A2" office:value-type="string">
            <text:p text:style-name="P5"><text:span text:style-name="T4">Validates</text:span> the user/pass against DB and redirect<text:span text:style-name="T4">s</text:span> to main page in case of success. <text:span text:style-name="T8">If validation fails,</text:span> <text:span text:style-name="T4">it </text:span>show<text:span text:style-name="T4">s</text:span> a<text:span text:style-name="T4">n</text:span> error message.</text:p>
          </table:table-cell>
          <table:table-cell table:style-name="Tabla1.A2" office:value-type="string">
            <text:list xml:id="list2322904206" text:style-name="L4">
              <text:list-item>
                <text:p text:style-name="P6">Blank field/s.</text:p>
              </text:list-item>
              <text:list-item>
                <text:p text:style-name="P6">E-mail is not valid or doesn't exists in DB.</text:p>
              </text:list-item>
              <text:list-item>
                <text:p text:style-name="P6">E-mail exists, but the user is not yet active (registration email)</text:p>
              </text:list-item>
              <text:list-item>
                <text:p text:style-name="P6">Password is incorrect.</text:p>
              </text:list-item>
            </text:list>
          </table:table-cell>
          <table:table-cell table:style-name="Tabla1.D2" office:value-type="string">
            <text:p text:style-name="P23">main</text:p>
          </table:table-cell>
        </table:table-row>
        <table:table-row>
          <table:table-cell table:style-name="Tabla1.A2" office:value-type="string">
            <text:p text:style-name="P23">Sign Up</text:p>
          </table:table-cell>
          <table:table-cell table:style-name="Tabla1.A2" office:value-type="string">
            <text:p text:style-name="P23">Go to Sign Up Page</text:p>
          </table:table-cell>
          <table:table-cell table:style-name="Tabla1.A2" office:value-type="string">
            <text:p text:style-name="P23">None</text:p>
          </table:table-cell>
          <table:table-cell table:style-name="Tabla1.D2" office:value-type="string">
            <text:p text:style-name="P23"><text:span text:style-name="T7">s</text:span>ignup</text:p>
          </table:table-cell>
        </table:table-row>
        <table:table-row>
          <table:table-cell table:style-name="Tabla1.A2" office:value-type="string">
            <text:p text:style-name="P23">Forget Your Password?</text:p>
          </table:table-cell>
          <table:table-cell table:style-name="Tabla1.A2" office:value-type="string">
            <text:p text:style-name="P23">Go to FYP Page</text:p>
          </table:table-cell>
          <table:table-cell table:style-name="Tabla1.A2" office:value-type="string">
            <text:p text:style-name="P23">None</text:p>
          </table:table-cell>
          <table:table-cell table:style-name="Tabla1.D2" office:value-type="string">
            <text:p text:style-name="P23">fyp</text:p>
          </table:table-cell>
        </table:table-row>
      </table:table>
      <text:p text:style-name="Text_20_body"/>
      <text:h text:style-name="P21" text:outline-level="5"/>
      <text:p text:style-name="Standard"/>
      <text:p text:style-name="Standard"/>
      <text:p text:style-name="Standard"/>
      <text:p text:style-name="Standard"/>
      <text:p text:style-name="P4">FORGET YOUR PASSWORD Page (_UNAUTHENTICATED_):</text:p>
      <text:p text:style-name="Standard">#### FORM</text:p>
      <text:p text:style-name="Standard">* E-mail (text) _required_</text:p>
      <text:p text:style-name="Standard">* SUBMIT BUTTON</text:p>
      <text:p text:style-name="Standard">* RESET BUTTON</text:p>
      <text:p text:style-name="Standard">* GO BACK BUTTON</text:p>
      <text:p text:style-name="Standard">#### ACTIONS</text:p>
      <text:p text:style-name="Standard">##### SUBMIT</text:p>
      <text:p text:style-name="Standard">It will send an automatic e-mail to the user's e-mail with the stored password. Redirects to **WELCOME** Page.</text:p>
      <text:p text:style-name="Standard">###### Validations</text:p>
      <text:p text:style-name="Standard">* E-mail is blank, is not valid or doesn't exists in DB.</text:p>
      <text:p text:style-name="Standard">##### RESET</text:p>
      <text:p text:style-name="Standard">It'll erase data from the form.</text:p>
      <text:p text:style-name="Standard">###### Validations</text:p>
      <text:p text:style-name="Standard">none</text:p>
      <text:p text:style-name="Standard">##### GO BACK</text:p>
      <text:p text:style-name="Standard">Redirects to **WELCOME** Page.</text:p>
      <text:p text:style-name="Standard">###### Validations</text:p>
      <text:p text:style-name="Standard">none</text:p>
      <text:p text:style-name="Standard"/>
      <text:p text:style-name="Standard">### SIGN UP Page (_UNAUTHENTICATED_):</text:p>
      <text:p text:style-name="Standard">#### FORM</text:p>
      <text:p text:style-name="Standard">* Name (text)</text:p>
      <text:p text:style-name="Standard">* Genre (F/M combo) <text:s text:c="3"/></text:p>
      <text:p text:style-name="Standard">* Email (text)</text:p>
      <text:p text:style-name="Standard">* ¿Additional data? (not really necessary)</text:p>
      <text:p text:style-name="Standard">* Password (password)</text:p>
      <text:p text:style-name="Standard">* Repeat password (password)</text:p>
      <text:p text:style-name="Standard">* SUBMIT BUTTON.</text:p>
      <text:p text:style-name="Standard">* RESET BUTTON: simply erases the data in the form.</text:p>
      <text:p text:style-name="Standard">* GO BACK BUTTON: redirects to the **WELCOME** page</text:p>
      <text:p text:style-name="Standard">#### ACTIONS</text:p>
      <text:p text:style-name="Standard">##### SUBMIT</text:p>
      <text:p text:style-name="Standard">This will create a new temporary user in the DB with the data introduced, and it will send a confirmation email to the user with an activation link. This link will contain at least two parameters: the user's email and a security token (stored in BD) in order to identify the user registry. This user's account won't be active until the link in the email is clicked.</text:p>
      <text:p text:style-name="Standard">###### Validations</text:p>
      <text:p text:style-name="Standard">* Name is blank</text:p>
      <text:p text:style-name="Standard">* E-mail is blank, is not valid or already exists in DB.</text:p>
      <text:p text:style-name="Standard">* Password too short (6-10 chars)</text:p>
      <text:p text:style-name="Standard">* Repeated password is blank or mismatch.</text:p>
      <text:p text:style-name="Standard">##### RESET</text:p>
      <text:p text:style-name="Standard">It'll erase data from the form.</text:p>
      <text:p text:style-name="Standard">###### Validations</text:p>
      <text:p text:style-name="Standard">none</text:p>
      <text:p text:style-name="Standard">##### GO BACK</text:p>
      <text:p text:style-name="Standard">Redirects to **WELCOME** Page.</text:p>
      <text:p text:style-name="Standard">###### Validations</text:p>
      <text:p text:style-name="Standard">none</text:p>
      <text:p text:style-name="Standard"><text:soft-page-break/></text:p>
      <text:p text:style-name="Standard">### ACTIVATION LINK:</text:p>
      <text:p text:style-name="Standard">The link sent to the user's email will activate the account. The link has to be unique, embedding at least this data:</text:p>
      <text:p text:style-name="Standard">* e-mail</text:p>
      <text:p text:style-name="Standard">* security token</text:p>
      <text:p text:style-name="Standard">The link will perform the necessary actions to fully activate the user.</text:p>
      <text:p text:style-name="Standard"/>
      <text:p text:style-name="Standard">##### ACTIVATE</text:p>
      <text:p text:style-name="Standard">Activates the user indicated as parameter. It will update the DB registry. Redirects to **USER REGISTERED** Page.</text:p>
      <text:p text:style-name="Standard">###### Validations</text:p>
      <text:p text:style-name="Standard">* Invalid parameters.</text:p>
      <text:p text:style-name="Standard">* Email is not valid, or doesn't exists, or is already activated.</text:p>
      <text:p text:style-name="Standard">* Wrong security token.</text:p>
      <text:p text:style-name="Standard"/>
      <text:p text:style-name="Standard"/>
      <text:p text:style-name="Standard"/>
      <text:p text:style-name="Standard">------------------------------------------------</text:p>
      <text:h text:style-name="P12" text:outline-level="1"><text:bookmark-start text:name="__RefHeading___Toc438_1919570303"/>Entities<text:bookmark-end text:name="__RefHeading___Toc438_1919570303"/></text:h>
      <text:p text:style-name="P3"/>
      <text:p text:style-name="Standard">* Kid</text:p>
      <text:p text:style-name="Standard">* Reward</text:p>
      <text:p text:style-name="Standard">* Calendar</text:p>
      <text:p text:style-name="Standard">* User</text:p>
      <text:p text:style-name="Standard"/>
      <text:p text:style-name="Standard"># Kid:</text:p>
      <text:p text:style-name="Standard"><text:s text:c="2"/>The kid's entity will maintain the data of a kid.</text:p>
      <text:p text:style-name="Standard"><text:s text:c="2"/>It'll store all the personal data, and the list of users (parents) able to modify/manage it.</text:p>
      <text:p text:style-name="Standard"><text:s text:c="2"/>Every kid will have only one calendar, and a list of possible rewards.</text:p>
      <text:p text:style-name="Standard"><text:s text:c="2"/>This list can be shared by two (or more) different kids if the manager users are the same.</text:p>
      <text:p text:style-name="Standard">* Attributes</text:p>
      <text:p text:style-name="Standard"><text:s text:c="2"/>* Name</text:p>
      <text:p text:style-name="Standard"><text:s text:c="2"/>* Surname</text:p>
      <text:p text:style-name="Standard"><text:s text:c="2"/>* Photo (optional)</text:p>
      <text:p text:style-name="Standard"><text:s text:c="2"/>* Calendar: 1 per child.</text:p>
      <text:p text:style-name="Standard"><text:s text:c="2"/>* Rewards: 1 list per child (can be shared by two+ kids if the users are the same)</text:p>
      <text:p text:style-name="Standard"><text:s text:c="2"/>* Users: list of users authorized to manage the kid's data</text:p>
      <text:p text:style-name="Standard"><text:s text:c="2"/>* Audit Data: registry of operations</text:p>
      <text:p text:style-name="Standard"/>
      <text:p text:style-name="Standard"># Reward:</text:p>
      <text:p text:style-name="Standard"><text:s text:c="2"/>A reward is merely a prize and the cost associated to it.</text:p>
      <text:p text:style-name="Standard"><text:s text:c="2"/>Every user will create his/her own list of rewards.</text:p>
      <text:p text:style-name="Standard">* Attributes</text:p>
      <text:p text:style-name="Standard"><text:s text:c="2"/>* Name</text:p>
      <text:p text:style-name="Standard"><text:s text:c="2"/>* Photo (optional)</text:p>
      <text:p text:style-name="Standard"><text:soft-page-break/><text:s text:c="2"/>* Cost: in points</text:p>
      <text:p text:style-name="Standard"><text:s text:c="2"/>* Audit Data: registered by, datetime, cost's upda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0:06:05.379000000</meta:creation-date>
    <dc:date>2018-02-21T11:42:40.328000000</dc:date>
    <meta:editing-duration>PT13M37S</meta:editing-duration>
    <meta:editing-cycles>7</meta:editing-cycles>
    <meta:generator>LibreOffice/5.4.3.2$Windows_x86 LibreOffice_project/92a7159f7e4af62137622921e809f8546db437e5</meta:generator>
    <meta:document-statistic meta:table-count="1" meta:image-count="0" meta:object-count="0" meta:page-count="5" meta:paragraph-count="127" meta:word-count="745" meta:character-count="4267" meta:non-whitespace-character-count="3614"/>
  </office:meta>
</office:document-meta>
</file>